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document</text:p>
      <text:h text:style-name="Heading_20_1" text:outline-level="1"><text:bookmark-start text:name="this-is-a-test"/>This is a test<text:bookmark-end text:name="this-is-a-test"/></text:h>
      <text:p text:style-name="First_20_paragraph">I can do inline math! Let <draw:frame draw:style-name="fr1" text:anchor-type="as-char"><draw:object xlink:href="Formula-0/" xlink:type="simple" xlink:show="embed" xlink:actuate="onLoad"/></draw:frame></text:p>
      <text:p text:style-name="Text_20_body">And this is amsmath:</text:p>
      <text:p text:style-name="Text_20_body"><draw:frame draw:style-name="fr2" text:anchor-type="paragraph"><draw:object xlink:href="Formula-2/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Test document</dc:title>
    <dc:description/>
    <dc:subject/>
    <meta:keyword/>
    <meta:initial-creator/>
    <dc:creator/>
    <meta:creation-date>2023-04-27T21:35:57Z</meta:creation-date>
    <dc:date>2023-04-27T21:35:57Z</dc:date>
  </office:meta>
</office:document-meta>
</file>

<file path=Formula-0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subsup>
      <mo>∑</mo>
      <mrow>
        <mi>i</mi>
        <mo>=</mo>
        <mn>1</mn>
      </mrow>
      <mi>n</mi>
    </msubsup>
    <mfrac>
      <mn>1</mn>
      <mi>i</mi>
    </mfrac>
  </mrow>
</math>
</file>

<file path=Formula-2/content.xml><?xml version="1.0" encoding="utf-8"?>
<math xmlns="http://www.w3.org/1998/Math/MathML" display="block">
  <mtable>
    <mtr>
      <mtd columnalign="right" style="text-align: right">
        <msup>
          <mo>sin</mo>
          <mn>2</mn>
        </msup>
        <mrow>
          <mo stretchy="true" form="prefix">(</mo>
          <mi>x</mi>
          <mo stretchy="true" form="postfix">)</mo>
        </mrow>
        <mo>+</mo>
        <mi>c</mi>
        <mi>o</mi>
        <msup>
          <mi>s</mi>
          <mn>2</mn>
        </msup>
        <mrow>
          <mo stretchy="true" form="prefix">(</mo>
          <mi>x</mi>
          <mo stretchy="true" form="postfix">)</mo>
        </mrow>
      </mtd>
      <mtd columnalign="left" style="text-align: left">
        <mo>=</mo>
        <mn>1</mn>
      </mtd>
    </mtr>
    <mtr>
      <mtd columnalign="right" style="text-align: right">
        <mo>cos</mo>
        <mrow>
          <mo stretchy="true" form="prefix">(</mo>
          <mi>x</mi>
          <mo stretchy="true" form="postfix">)</mo>
        </mrow>
      </mtd>
      <mtd columnalign="left" style="text-align: left">
        <mo>=</mo>
        <mo>sin</mo>
        <mrow>
          <mo stretchy="true" form="prefix">(</mo>
          <mi>x</mi>
          <mo>+</mo>
          <mfrac>
            <mi>π</mi>
            <mn>2</mn>
          </mfrac>
          <mo stretchy="true" form="postfix">)</mo>
        </mrow>
      </mtd>
    </mtr>
  </mtable>
</math>
</file>